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3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4" style:family="paragraph" style:parent-style-name="Standard">
      <style:text-properties style:font-name="Times New Roman" fo:language="sv" fo:country="SE"/>
    </style:style>
    <style:style style:name="P5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6" style:family="paragraph" style:parent-style-name="Standard">
      <style:paragraph-properties fo:margin-left="0in" fo:margin-right="0in" fo:text-indent="0.9055in" style:auto-text-indent="false"/>
    </style:style>
    <style:style style:name="P7" style:family="paragraph" style:parent-style-name="Standard" style:master-page-name="Standard">
      <style:paragraph-properties style:page-number="auto"/>
      <style:text-properties fo:language="sv" fo:country="SE"/>
    </style:style>
    <style:style style:name="P8" style:family="paragraph" style:parent-style-name="Heading_20_1">
      <style:text-properties fo:font-size="14pt" style:font-size-asian="14pt"/>
    </style:style>
    <style:style style:name="P9" style:family="paragraph" style:parent-style-name="Heading_20_1">
      <style:text-properties fo:font-size="18pt" style:font-size-asian="18pt"/>
    </style:style>
    <style:style style:name="T1" style:family="text">
      <style:text-properties fo:language="sv" fo:country="SE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sv" fo:country="SE"/>
    </style:style>
    <style:style style:name="T4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/text:p>
      <text:p text:style-name="P1"/>
      <text:p text:style-name="P6"><text:span text:style-name="T1"><text:tab/><text:tab/><text:tab/><text:tab/><text:tab/></text:span><text:span text:style-name="T4">Bilaga 1</text:span></text:p>
      <text:p text:style-name="P1"/>
      <text:p text:style-name="P1"/>
      <text:h text:style-name="P8" text:outline-level="1"/>
      <text:h text:style-name="P9" text:outline-level="1">Skriftlig arbetsordning</text:h>
      <text:p text:style-name="P2"/>
      <text:p text:style-name="P3"/>
      <text:p text:style-name="Standard"><text:span text:style-name="T3">för styrelsen i Amber Biosciences AB, (org.nr. 556755-7763), fastställd vid styrelsemöte </text:span></text:p>
      <text:p text:style-name="P4">2008-04-20.</text:p>
      <text:p text:style-name="P4"/>
      <text:p text:style-name="P4"/>
      <text:h text:style-name="Heading_20_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4">Styrelsen har beslutat att inte fördela arbetet mellan styrelsens ledamöter, utan</text:p>
      <text:p text:style-name="Standard"><text:span text:style-name="T3">ledamöterna Björn Canbäck, Ann-Sofie Albrekt och Morten Krogh deltar i och ansvarar för alla frågor i samma omfattning.</text:span></text:p>
      <text:p text:style-name="P4"/>
      <text:p text:style-name="P4"/>
      <text:p text:style-name="P4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3">Styrelsen skall hålla konstituerand</text:span><text:span text:style-name="T3">e sammanträde omedelbart efter årsstämman.</text:span></text:p>
      <text:p text:style-name="Standard"><text:span text:style-name="T3">Därutöver skall styrelsen sammanträda minst 1 gång per år eller vid behov.</text:span></text:p>
      <text:p text:style-name="P4"/>
      <text:p text:style-name="P5"/>
      <text:p text:style-name="P5"/>
      <text:p text:style-name="P5"/>
      <text:p text:style-name="P5"/>
      <text:h text:style-name="Heading_20_1" text:outline-level="1">Suppleanternas närvaro och deltagande i styrelsens arbete</text:h>
      <text:p text:style-name="Standard"><text:span text:style-name="T3">Eventuell </text:span><text:span text:style-name="T3">suppleant till styrelseledamot kallas till sammanträde endast vid förfall</text:span></text:p>
      <text:p text:style-name="Standard"><text:span text:style-name="T2">av styrelseledamo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léne Selsmark.</meta:initial-creator>
    <meta:creation-date>2001-06-05T09:46:00</meta:creation-date>
    <dc:date>2009-09-07T08:52:36</dc:date>
    <meta:print-date>2007-11-20T11:49:00</meta:print-date>
    <meta:editing-cycles>15</meta:editing-cycles>
    <meta:editing-duration>PT00H09M00S</meta:editing-duration>
    <meta:generator>NeoOffice/3.0$Unix OpenOffice.org_project/Patch 0</meta:generator>
    <meta:document-statistic meta:table-count="0" meta:image-count="0" meta:object-count="0" meta:page-count="1" meta:paragraph-count="14" meta:word-count="88" meta:character-count="700"/>
  </office:meta>
</office:document-meta>
</file>